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Menlo, 'Deja Vu Sans Mono', 'Bitstream Vera Sans Mono', monospace"/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1884" officeooo:paragraph-rsid="001d1884"/>
    </style:style>
    <style:style style:name="P2" style:family="paragraph" style:parent-style-name="Standard">
      <style:text-properties officeooo:rsid="001d409d" officeooo:paragraph-rsid="001d409d"/>
    </style:style>
    <style:style style:name="P3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404040" style:font-name="Consolas" fo:font-size="9pt" style:font-name-asian="Times New Roman" style:font-size-asian="9pt" style:font-name-complex="Courier New1" style:font-size-complex="9pt"/>
    </style:style>
    <style:style style:name="P5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 fo:padding-left="0in" fo:padding-right="0in" fo:padding-top="0in" fo:padding-bottom="0.0138in" fo:border-left="none" fo:border-right="none" fo:border-top="none" fo:border-bottom="3pt dotted #00000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404040" style:font-name="Consolas" fo:font-size="9pt" style:font-name-asian="Times New Roman" style:font-size-asian="9pt" style:font-name-complex="Courier New1" style:font-size-complex="9pt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d1884" officeooo:paragraph-rsid="001d1884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text-properties officeooo:rsid="001d409d" officeooo:paragraph-rsid="001d409d"/>
    </style:style>
    <style:style style:name="P9" style:family="paragraph" style:parent-style-name="Standard">
      <style:text-properties officeooo:rsid="001fcee9" officeooo:paragraph-rsid="001fcee9"/>
    </style:style>
    <style:style style:name="P10" style:family="paragraph" style:parent-style-name="Standard">
      <style:text-properties officeooo:rsid="002050c7" officeooo:paragraph-rsid="002050c7"/>
    </style:style>
    <style:style style:name="P11" style:family="paragraph" style:parent-style-name="Standard">
      <style:text-properties officeooo:rsid="0021f4ee" officeooo:paragraph-rsid="0021f4ee"/>
    </style:style>
    <style:style style:name="T1" style:family="text">
      <style:text-properties fo:color="#404040" style:font-name="Consolas" fo:font-size="9pt" fo:font-weight="bold" style:font-name-asian="Times New Roman" style:font-size-asian="9pt" style:font-weight-asian="bold" style:font-name-complex="Courier New1" style:font-size-complex="9pt" style:font-weight-complex="bold"/>
    </style:style>
    <style:style style:name="T2" style:family="text">
      <style:text-properties fo:color="#404040" style:font-name="Consolas" fo:font-size="9pt" style:font-name-asian="Times New Roman" style:font-size-asian="9pt" style:font-name-complex="Courier New1" style:font-size-complex="9pt"/>
    </style:style>
    <style:style style:name="T3" style:family="text">
      <style:text-properties fo:color="#990000" style:font-name="Consolas" fo:font-size="9pt" fo:font-weight="bold" style:font-name-asian="Times New Roman" style:font-size-asian="9pt" style:font-weight-asian="bold" style:font-name-complex="Courier New1" style:font-size-complex="9pt" style:font-weight-complex="bold"/>
    </style:style>
    <style:style style:name="T4" style:family="text">
      <style:text-properties fo:color="#dd1144" style:font-name="Consolas" fo:font-size="9pt" style:font-name-asian="Times New Roman" style:font-size-asian="9pt" style:font-name-complex="Courier New1" style:font-size-complex="9pt"/>
    </style:style>
    <style:style style:name="T5" style:family="text">
      <style:text-properties officeooo:rsid="001e3938"/>
    </style:style>
    <style:style style:name="T6" style:family="text">
      <style:text-properties officeooo:rsid="001fa7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tainerfiller algorithm</text:p>
      <text:p text:style-name="Standard">Start with the biggest container and see if the largest container can be filled completely</text:p>
      <text:p text:style-name="Standard">git commit -am "made the test pass without cheating” # a = add, m = message</text:p>
      <text:p text:style-name="Standard">git reset HEAD '~$oughts.docx' # unstages files from the staging area</text:p>
      <text:p text:style-name="Standard">*****</text:p>
      <text:p text:style-name="P3"><text:span text:style-name="T1">def</text:span><text:span text:style-name="T2"> </text:span><text:span text:style-name="T3">callback</text:span><text:span text:style-name="T2">():</text:span></text:p>
      <text:p text:style-name="P3"><text:span text:style-name="T2"><text:s text:c="4"/></text:span><text:span text:style-name="T1">raise</text:span><text:span text:style-name="T2"> </text:span><text:span text:style-name="T3">AttributeError</text:span><text:span text:style-name="T2">(</text:span><text:span text:style-name="T4">'error message'</text:span><text:span text:style-name="T2">)</text:span></text:p>
      <text:p text:style-name="P4">is equivalent</text:p>
      <text:p text:style-name="P4"/>
      <text:p text:style-name="P4">def attempt(): # attempt could have been called ‘callback’ but this reads better</text:p>
      <text:p text:style-name="P4"><text:s text:c="12"/>sut.calculate(teaspoons=({'spam': 42, 'eggs': 'ximinez'}))</text:p>
      <text:p text:style-name="P5"><text:s text:c="8"/>expect(attempt).to(raise_error(WrongInputType))</text:p>
      <text:p text:style-name="Standard">functional programming is when a function is passed as an arg for another function</text:p>
      <text:p text:style-name="Standard">a func within a func</text:p>
      <text:p text:style-name="Standard"/>
      <text:p text:style-name="Standard">hint: </text:p>
      <text:p text:style-name="Standard">create a data structure that contains the container types and how many teaspoons it contains</text:p>
      <text:p text:style-name="Standard">a dictionary or a tuple of tuples is recommended</text:p>
      <text:p text:style-name="Standard"/>
      <text:p text:style-name="P1">how to revert to the most recent commit</text:p>
      <text:p text:style-name="P6">git checkout . </text:p>
      <text:p text:style-name="P1">For just one file: git checkout blahblah.py</text:p>
      <text:p text:style-name="P1"/>
      <text:p text:style-name="P2">two parts to an identifier for <text:s/>a service:</text:p>
      <text:p text:style-name="P2">1. host name or ip address.</text:p>
      <text:p text:style-name="P2">2. port number <text:span text:style-name="T5">which can go from 1 – 65535</text:span></text:p>
      <text:p text:style-name="P2"><text:tab/><text:span text:style-name="T6">1-1024 ===reserved</text:span></text:p>
      <text:p text:style-name="P2"><text:tab/><text:span text:style-name="T6">8080 is the convention for a web auxiliary</text:span></text:p>
      <text:p text:style-name="P9">learn about http methods</text:p>
      <text:p text:style-name="P9"/>
      <text:p text:style-name="P10">FLASK_APP=service.py python3 -m fla run</text:p>
      <text:p text:style-name="P10"/>
      <text:p text:style-name="P11"><text:soft-page-break/>learn about flask and mako </text:p>
      <text:p text:style-name="P11">use flask and mako to make a pretty webpage for the app</text:p>
      <text:p text:style-name="P11">learn about selenium webdriver for chrom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Menlo, 'Deja Vu Sans Mono', 'Bitstream Vera Sans Mono', monospace"/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k" style:family="text" style:parent-style-name="Default_20_Paragraph_20_Font"/>
    <style:style style:name="nf" style:family="text" style:parent-style-name="Default_20_Paragraph_20_Font"/>
    <style:style style:name="p" style:family="text" style:parent-style-name="Default_20_Paragraph_20_Font"/>
    <style:style style:name="ne" style:family="text" style:parent-style-name="Default_20_Paragraph_20_Font"/>
    <style:style style:name="s1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feishardbutitsok@outlook.com</meta:initial-creator>
    <meta:editing-cycles>12</meta:editing-cycles>
    <meta:creation-date>2017-12-04T23:00:00</meta:creation-date>
    <dc:date>2017-12-30T22:29:25.843888710</dc:date>
    <meta:editing-duration>P2DT9H4M14S</meta:editing-duration>
    <meta:generator>LibreOffice/5.1.6.2$Linux_X86_64 LibreOffice_project/10m0$Build-2</meta:generator>
    <meta:document-statistic meta:table-count="0" meta:image-count="0" meta:object-count="0" meta:page-count="2" meta:paragraph-count="29" meta:word-count="197" meta:character-count="1242" meta:non-whitespace-character-count="1043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